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sub>
        <mi>W</mi>
        <mtext>Rotation</mtext>
      </msub>
      <mrow>
        <mspace width="2em"/>
        <mo stretchy="false">=</mo>
        <mspace width="2em"/>
      </mrow>
      <mi>M</mi>
      <mspace width="0.5em"/>
      <mi mathvariant="normal">ϑ</mi>
      <mrow>
        <mspace width="2em"/>
        <mo stretchy="false">=</mo>
        <mspace width="2em"/>
      </mrow>
      <mi>J</mi>
      <mspace width="0.5em"/>
      <mi mathvariant="normal">α</mi>
      <mspace width="0.5em"/>
      <mi mathvariant="normal">ϑ</mi>
    </mrow>
    <annotation encoding="StarMath 5.0">W _"Rotation" ~=~ M ` %ivartheta ~=~ J ` %ialpha ` %ivarthet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9:31:47.696000000</meta:creation-date>
    <dc:date>2015-03-10T19:44:30.605000000</dc:date>
    <meta:editing-duration>PT12M42S</meta:editing-duration>
    <meta:editing-cycles>2</meta:editing-cycles>
    <meta:generator>LibreOffice/4.3.4.1$Windows_x86 LibreOffice_project/bc356b2f991740509f321d70e4512a6a54c5f243</meta:generator>
  </office:meta>
</office:document-meta>
</file>